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log</text:p>
      <text:p text:style-name="P1"/>
      <text:p text:style-name="P2">1. Gestión películas:</text:p>
      <text:p text:style-name="Standard"><text:tab/>1.1. Añadir película.(P)</text:p>
      <text:p text:style-name="Standard"><text:tab/>1.2. Eliminar.</text:p>
      <text:p text:style-name="Standard"><text:tab/>1.3. Modificar.</text:p>
      <text:p text:style-name="Standard">2. Gestión usurarios:</text:p>
      <text:p text:style-name="Standard"><text:tab/>2.1. Añadir usuarios.(P)</text:p>
      <text:p text:style-name="Standard"><text:tab/>2.2. Eliminar.</text:p>
      <text:p text:style-name="Standard"><text:tab/>2.3. Modificar.</text:p>
      <text:p text:style-name="Standard"><text:tab/>2.4. Asignar Catalogo.</text:p>
      <text:p text:style-name="Standard"><text:tab/>2.5. Asignar tipo suscripción.</text:p>
      <text:p text:style-name="Standard"><text:tab/>2.6. Listar películas accesibles. (P).</text:p>
      <text:p text:style-name="Standard"><text:tab/>2.7. Listar películas no vistas.</text:p>
      <text:p text:style-name="Standard"><text:tab/>2.8. Valorar películas.</text:p>
      <text:p text:style-name="Standard">3. Listar películas:</text:p>
      <text:p text:style-name="Standard"><text:tab/>3.1. Rankear por valoración.</text:p>
      <text:p text:style-name="Standard"><text:tab/>3.2. Rankear por visionados.</text:p>
      <text:p text:style-name="Standard"><text:tab/>3.3. Listar por catalogo.</text:p>
      <text:p text:style-name="Standard"><text:tab/>3.4. Listado películas completo.(P)</text:p>
      <text:p text:style-name="Standard">4. Listar usuarios:</text:p>
      <text:p text:style-name="Standard"><text:tab/>4.1. Listado completo usuarios.</text:p>
      <text:p text:style-name="Standard"><text:tab/>4.2. Listar por catalogo.</text:p>
      <text:p text:style-name="Standard"><text:tab/>4.3. Listar por suscrip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30T11:58:35.42</meta:creation-date>
    <dc:date>2019-09-30T12:10:54.99</dc:date>
    <meta:editing-duration>PT12M17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1" meta:paragraph-count="23" meta:word-count="75" meta:character-count="557"/>
  </office:meta>
</office:document-meta>
</file>